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5.07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style:font-name-asian="ＭＳ Ｐゴシック" style:font-name-complex="Mangal"/>
    </style:style>
    <style:style style:name="ce3" style:family="table-cell" style:parent-style-name="Default" style:data-style-name="N109"/>
    <style:style style:name="T1" style:family="tex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6" table:default-cell-style-name="ce3"/>
        <table:table-column table:style-name="co6" table:default-cell-style-name="Default"/>
        <table:table-column table:style-name="co6" table:default-cell-style-name="ce3"/>
        <table:table-column table:style-name="co6" table:number-columns-repeated="1015" table:default-cell-style-name="Default"/>
        <table:table-row table:style-name="ro2">
          <table:table-cell table:style-name="ce1" office:value-type="string">
            <text:p>Test Case</text:p>
            <text:p>No.</text:p>
          </table:table-cell>
          <table:table-cell table:style-name="ce1" office:value-type="string">
            <text:p>Test Item</text:p>
          </table:table-cell>
          <table:table-cell table:style-name="ce1" office:value-type="string">
            <text:p>Test Case</text:p>
          </table:table-cell>
          <table:table-cell table:style-name="ce1" office:value-type="string">
            <text:p>Test Procedure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Created b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Executed by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Result</text:p>
          </table:table-cell>
          <table:table-cell table:style-name="ce1" office:value-type="string">
            <text:p>Remarks</text:p>
          </table:table-cell>
          <table:table-cell table:style-name="ce1" table:number-columns-repeated="101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d Asset</text:p>
          </table:table-cell>
          <table:table-cell office:value-type="string">
            <text:p>no inputs</text:p>
          </table:table-cell>
          <table:table-cell office:value-type="string">
            <text:p>1.Click on Add Asset button.</text:p>
            <text:p>2.Click Add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Asset</text:p>
          </table:table-cell>
          <table:table-cell office:value-type="string">
            <text:p>incomplete fields</text:p>
          </table:table-cell>
          <table:table-cell office:value-type="string">
            <text:p>1.Click on Add Asset button.</text:p>
            <text:p>2.Input on the textfields but <text:s/>leave atleast one field blank.</text:p>
            <text:p>3.Click on the Add button. 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dd Asset</text:p>
          </table:table-cell>
          <table:table-cell office:value-type="string">
            <text:p>duplicate asset_tag</text:p>
          </table:table-cell>
          <table:table-cell table:style-name="ce2" office:value-type="string">
            <text:p><text:span text:style-name="T1">1.Click on Add Asset button.</text:span></text:p>
            <text:p><text:span text:style-name="T1">2.Fill in the fields with an asset_tag already taken.</text:span></text:p>
            <text:p><text:span text:style-name="T1">3.Click on Add.</text:span></text:p>
          </table:table-cell>
          <table:table-cell office:value-type="string">
            <text:p>Error messsage will be displayed.</text:p>
          </table:table-cell>
          <table:table-cell office:value-type="string">
            <text:p>Jano</text:p>
          </table:table-cell>
          <table:table-cell office:value-type="date" office:date-value="2018-01-10">
            <text:p>1月10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dd Asset</text:p>
          </table:table-cell>
          <table:table-cell office:value-type="string">
            <text:p>complete data</text:p>
          </table:table-cell>
          <table:table-cell table:style-name="ce2" office:value-type="string">
            <text:p><text:span text:style-name="T1">1.Click on Add Asset button.</text:span></text:p>
            <text:p><text:span text:style-name="T1">2.Fill in the fields.</text:span></text:p>
            <text:p><text:span text:style-name="T1">3.Click on Add.</text:span></text:p>
          </table:table-cell>
          <table:table-cell office:value-type="string">
            <text:p>“Asset Added” will be prompted.</text:p>
            <text:p>Newly added asset will be displayed in the list.</text:p>
            <text:p/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Edit Asset</text:p>
          </table:table-cell>
          <table:table-cell office:value-type="string">
            <text:p>No inputs</text:p>
          </table:table-cell>
          <table:table-cell office:value-type="string">
            <text:p>1.Click an edit button.</text:p>
            <text:p>2.Clear out the textfields.</text:p>
            <text:p>3.Click Save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Edit Asset</text:p>
          </table:table-cell>
          <table:table-cell office:value-type="string">
            <text:p>incomplete fields</text:p>
          </table:table-cell>
          <table:table-cell office:value-type="string">
            <text:p>1.Click an edit button.</text:p>
            <text:p>2.Clear out the textfield for the name.</text:p>
            <text:p>3.Click on Save.</text:p>
          </table:table-cell>
          <table:table-cell office:value-type="string">
            <text:p>Error messsage will be displayed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Edit Asset</text:p>
          </table:table-cell>
          <table:table-cell office:value-type="string">
            <text:p>duplicate asset_tag</text:p>
          </table:table-cell>
          <table:table-cell office:value-type="string">
            <text:p>1.Click edit button.</text:p>
            <text:p>2.Change value of asset_tag with one already taken.</text:p>
            <text:p>3.Click Save.</text:p>
          </table:table-cell>
          <table:table-cell office:value-type="string">
            <text:p>Error messsage will be displayed.</text:p>
          </table:table-cell>
          <table:table-cell office:value-type="string">
            <text:p>Jano</text:p>
          </table:table-cell>
          <table:table-cell office:value-type="date" office:date-value="2018-01-10">
            <text:p>1月10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NG → OK</text:p>
          </table:table-cell>
          <table:table-cell office:value-type="string">
            <text:p>duplicate not handled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Edit Asset</text:p>
          </table:table-cell>
          <table:table-cell office:value-type="string">
            <text:p>complete data</text:p>
          </table:table-cell>
          <table:table-cell office:value-type="string">
            <text:p>1.Click edit button.</text:p>
            <text:p>2.Change value of atleast one textfield.</text:p>
            <text:p>3.Click Save.</text:p>
          </table:table-cell>
          <table:table-cell office:value-type="string">
            <text:p>“Asset Updated” will be displayed and changes will be reflected in the table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Delete Asset</text:p>
          </table:table-cell>
          <table:table-cell office:value-type="string">
            <text:p>deletion confirmed</text:p>
          </table:table-cell>
          <table:table-cell office:value-type="string">
            <text:p>1.Click delete button.</text:p>
            <text:p>2.Click Ok in the confirmation.</text:p>
          </table:table-cell>
          <table:table-cell office:value-type="string">
            <text:p>“Asset Deleted” will be displayed in the page.</text:p>
          </table:table-cell>
          <table:table-cell office:value-type="string">
            <text:p>Jenny</text:p>
          </table:table-cell>
          <table:table-cell office:value-type="date" office:date-value="2018-01-09">
            <text:p>1月9日</text:p>
          </table:table-cell>
          <table:table-cell office:value-type="string">
            <text:p>Jano</text:p>
          </table:table-cell>
          <table:table-cell office:value-type="date" office:date-value="2018-01-12">
            <text:p>1月12日</text:p>
          </table:table-cell>
          <table:table-cell office:value-type="string">
            <text:p>OK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2">2018/01/12</text:date>, <text:time>15:4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15:36.73</meta:creation-date>
    <dc:date>2018-01-12T15:48:52.59</dc:date>
    <meta:editing-duration>PT21M7S</meta:editing-duration>
    <meta:editing-cycles>4</meta:editing-cycles>
    <meta:generator>OpenOffice/4.1.0$Win32 OpenOffice.org_project/410m18$Build-9764</meta:generator>
    <meta:document-statistic meta:table-count="3" meta:cell-count="100" meta:object-count="0"/>
  </office:meta>
</office:document-meta>
</file>